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  <style:text-properties style:font-name="Calibri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style:font-name="Calibri"/>
    </style:style>
    <style:style style:name="P3" style:family="paragraph" style:parent-style-name="Text_20_body" style:list-style-name="L1">
      <style:paragraph-properties fo:margin-left="0in" fo:margin-right="0in" fo:line-height="100%" fo:text-indent="0in" style:auto-text-indent="false" fo:padding="0in" fo:border="none"/>
      <style:text-properties style:font-name="Calibri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style:font-name="Calibri" officeooo:paragraph-rsid="000240ff"/>
    </style:style>
    <style:style style:name="P5" style:family="paragraph" style:parent-style-name="Text_20_body" style:list-style-name="L1">
      <style:paragraph-properties fo:margin-left="0in" fo:margin-right="0in" fo:margin-top="0in" fo:margin-bottom="0.1665in" style:contextual-spacing="false" fo:line-height="100%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.1665in" style:contextual-spacing="false" fo:line-height="100%" fo:text-indent="0in" style:auto-text-indent="false" fo:padding="0in" fo:border="none"/>
      <style:text-properties officeooo:paragraph-rsid="000240ff"/>
    </style:style>
    <style:style style:name="T1" style:family="text">
      <style:text-properties style:font-name="Calibri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5"><text:span text:style-name="Strong_20_Emphasis"><text:span text:style-name="T1"/></text:span></text:p>
          <text:p text:style-name="P5"><text:span text:style-name="Strong_20_Emphasis"><text:span text:style-name="T1"/></text:span></text:p>
        </text:list-header>
        <text:list-item>
          <text:p text:style-name="P6"><text:span text:style-name="Strong_20_Emphasis"><text:span text:style-name="T1">Microservices Architecture</text:span></text:span></text:p>
          <text:list>
            <text:list-item>
              <text:p text:style-name="P4">Each tool (Netbox, UVDesk, CheckMK Raw) will be encapsulated into its own microservice.</text:p>
            </text:list-item>
            <text:list-item>
              <text:p text:style-name="P2">Each microservice will expose an API for communication.</text:p>
            </text:list-item>
            <text:list-item>
              <text:p text:style-name="P4">The APIs will be written in Go using the gorilla/mux framework.</text:p>
            </text:list-item>
          </text:list>
        </text:list-item>
        <text:list-item>
          <text:p text:style-name="P5"><text:span text:style-name="Strong_20_Emphasis"><text:span text:style-name="T1">API Gateway</text:span></text:span></text:p>
          <text:list>
            <text:list-item>
              <text:p text:style-name="P2">Implement an API Gateway as a separate service.</text:p>
            </text:list-item>
            <text:list-item>
              <text:p text:style-name="P2">The API Gateway will route incoming requests to the appropriate microservice and aggregate responses.</text:p>
            </text:list-item>
            <text:list-item>
              <text:p text:style-name="P4">The API Gateway will also be written in Go using the gorilla/mux framework.</text:p>
            </text:list-item>
          </text:list>
        </text:list-item>
        <text:list-item>
          <text:p text:style-name="P5"><text:span text:style-name="Strong_20_Emphasis"><text:span text:style-name="T1">Custom UI</text:span></text:span></text:p>
          <text:list>
            <text:list-item>
              <text:p text:style-name="P2">Implement a Custom UI as a separate service.</text:p>
            </text:list-item>
            <text:list-item>
              <text:p text:style-name="P2">The UI will communicate with the backend services via the API Gateway.</text:p>
            </text:list-item>
            <text:list-item>
              <text:p text:style-name="P4">The UI can be built with a modern JavaScript framework like React, Vue, or Angular.</text:p>
            </text:list-item>
          </text:list>
        </text:list-item>
        <text:list-item>
          <text:p text:style-name="P5"><text:span text:style-name="Strong_20_Emphasis"><text:span text:style-name="T1">User Management and Authentication Service</text:span></text:span></text:p>
          <text:list>
            <text:list-item>
              <text:p text:style-name="P2">Implement a User Management and Authentication Service.</text:p>
            </text:list-item>
            <text:list-item>
              <text:p text:style-name="P2">This service will handle user registration, authentication, and role-based access control.</text:p>
            </text:list-item>
            <text:list-item>
              <text:p text:style-name="P2">It will integrate with all other services to ensure only authorized users can access certain functionalities.</text:p>
            </text:list-item>
            <text:list-item>
              <text:p text:style-name="P4">This service will also be written in Go using the gorilla/mux framework.</text:p>
            </text:list-item>
          </text:list>
        </text:list-item>
        <text:list-item>
          <text:p text:style-name="P5"><text:span text:style-name="Strong_20_Emphasis"><text:span text:style-name="T1">Data Persistence Layer</text:span></text:span></text:p>
          <text:list>
            <text:list-item>
              <text:p text:style-name="P2">Depending on the needs of your individual services, you might have multiple databases.</text:p>
            </text:list-item>
            <text:list-item>
              <text:p text:style-name="P2">You might use a relational database like PostgreSQL for your user management service, and a time-series database like InfluxDB for storing monitoring data from CheckMK.</text:p>
            </text:list-item>
            <text:list-item>
              <text:p text:style-name="P4">Use an ORM (Object-Relational Mapping) library for Go, like GORM, to interact with your databases.</text:p>
            </text:list-item>
          </text:list>
        </text:list-item>
        <text:list-item>
          <text:p text:style-name="P5"><text:span text:style-name="Strong_20_Emphasis"><text:span text:style-name="T1">Message Queue</text:span></text:span></text:p>
          <text:list>
            <text:list-item>
              <text:p text:style-name="P2">For asynchronous communication between services, consider using a message queue like RabbitMQ.</text:p>
            </text:list-item>
            <text:list-item>
              <text:p text:style-name="P4">Use a Go client library to interact with the message queue.</text:p>
            </text:list-item>
          </text:list>
        </text:list-item>
        <text:list-item>
          <text:p text:style-name="P5"><text:span text:style-name="Strong_20_Emphasis"><text:span text:style-name="T1">Containerization and Orchestration</text:span></text:span></text:p>
          <text:list>
            <text:list-item>
              <text:p text:style-name="P2">Dockerize each service for consistent deployment and scalability.</text:p>
            </text:list-item>
            <text:list-item>
              <text:p text:style-name="P2">Use Docker Compose for local development and testing.</text:p>
            </text:list-item>
            <text:list-item>
              <text:p text:style-name="P4">Use an orchestration tool like Kubernetes for managing these containers in production.</text:p>
            </text:list-item>
          </text:list>
        </text:list-item>
        <text:list-item>
          <text:p text:style-name="P5"><text:span text:style-name="Strong_20_Emphasis"><text:span text:style-name="T1">Continuous Integration/Continuous Deployment (CI/CD)</text:span></text:span></text:p>
          <text:list>
            <text:list-item>
              <text:p text:style-name="P2">Implement a CI/CD pipeline for automated testing and deployment.</text:p>
            </text:list-item>
            <text:list-item>
              <text:p text:style-name="P2">Tools like Jenkins, GitLab CI, or GitHub Actions can be used.</text:p>
            </text:list-item>
            <text:list-item>
              <text:p text:style-name="P2">Write unit tests for your Go code using the built-in testing package.</text:p>
            </text:list-item>
            <text:list-item>
              <text:p text:style-name="P3">Write integration tests to test the interaction between different services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3:23:17.221000000</meta:creation-date>
    <dc:date>2024-03-01T13:27:57.284000000</dc:date>
    <meta:editing-duration>PT4M45S</meta:editing-duration>
    <meta:editing-cycles>1</meta:editing-cycles>
    <meta:document-statistic meta:table-count="0" meta:image-count="0" meta:object-count="0" meta:page-count="1" meta:paragraph-count="33" meta:word-count="350" meta:character-count="2179" meta:non-whitespace-character-count="1895"/>
    <meta:generator>LibreOffice/7.6.4.1$Windows_X86_64 LibreOffice_project/e19e193f88cd6c0525a17fb7a176ed8e6a3e2aa1</meta:generator>
  </office:meta>
</office:document-meta>
</file>